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font-name="Arial1" fo:font-size="12pt" fo:font-style="normal" style:text-underline-style="solid" style:text-underline-width="auto" style:text-underline-color="font-color" fo:font-weight="bold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00219dc4-7fff-fb92-3b24-d55ab3375307"/></text:p>
      <text:p text:style-name="P1">init:</text:p>
      <text:p text:style-name="P2">git init</text:p>
      <text:p text:style-name="P2">git remote add origin [url]</text:p>
      <text:p text:style-name="P2">git push --set-upstream origin master</text:p>
      <text:p text:style-name="Text_20_body"/>
      <text:p text:style-name="P3">pull/push problem vid lokalt repo started med init (vs clone)?</text:p>
      <text:p text:style-name="P4"><text:span text:style-name="T2">git pull</text:span><text:span text:style-name="T3"> </text:span><text:span text:style-name="T2">--allow-unrelated-histories</text:span></text:p>
      <text:p text:style-name="Text_20_body"/>
      <text:p text:style-name="P1">gitignore</text:p>
      <text:p text:style-name="P2">touch .gitignore</text:p>
      <text:p text:style-name="P2">vi .gitignore</text:p>
      <text:p text:style-name="Text_20_body"/>
      <text:p text:style-name="P1">gitignore ignore everything except this</text:p>
      <text:p text:style-name="P2">*!*/!/your/path/here/**</text:p>
      <text:p text:style-name="Text_20_body"/>
      <text:p text:style-name="P1">gitignore not removing remote commits?</text:p>
      <text:p text:style-name="P2">git rm -r --cached .</text:p>
      <text:p text:style-name="P2">add .</text:p>
      <text:p text:style-name="P2">git commit -m “msg”</text:p>
      <text:p text:style-name="P2">git push</text:p>
      <text:p text:style-name="Text_20_body"/>
      <text:p text:style-name="P1">Pulling:</text:p>
      <text:p text:style-name="P4"><text:span text:style-name="T1">Gör alltid </text:span><text:span text:style-name="T2">git commit -am “msg” </text:span><text:span text:style-name="T1">först, sedan</text:span></text:p>
      <text:p text:style-name="P4"><text:span text:style-name="T2">git pull</text:span><text:span text:style-name="T3"> </text:span><text:span text:style-name="T1">alternativt </text:span><text:span text:style-name="T2">git pull origin [branch]</text:span></text:p>
      <text:p text:style-name="Text_20_body"/>
      <text:p text:style-name="P1">Pushing:</text:p>
      <text:p text:style-name="P4"><text:span text:style-name="T1">vid nya filer: </text:span><text:span text:style-name="T2">git add .</text:span></text:p>
      <text:p text:style-name="P2">git commit -am “msg”</text:p>
      <text:p text:style-name="P2">git push origin [branch]</text:p>
      <text:p text:style-name="Text_20_body"/>
      <text:p text:style-name="P1">Reverting:</text:p>
      <text:p text:style-name="P3">TODO</text:p>
      <text:p text:style-name="Text_20_body"/>
      <text:p text:style-name="P4"><text:span text:style-name="T1">Fastnat? </text:span><text:span text:style-name="T2">ESC, :q (:wq), ENTER</text:span><text:span text:style-name="T3"> </text:span></text:p>
      <text:p text:style-name="P1">Roligt:</text:p>
      <text:p text:style-name="P3">prettified log: </text:p>
      <text:p text:style-name="P2">git log --all --decorate --oneline --graph</text:p>
      <text:p text:style-name="P2"><text:soft-page-break/>git log</text:p>
      <text:p text:style-name="P4"><text:span text:style-name="T2">git shortlog </text:span><text:span text:style-name="T1">(</text:span><text:span text:style-name="T2">git shortlog -s </text:span><text:span text:style-name="T1">för # commits)</text:span></text:p>
      <text:p text:style-name="Text_20_body"><text:span text:style-name="T4"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3$Win32 OpenOffice.org_project/413m1$Build-9783</meta:generator>
    <dc:date>2018-12-05T19:27:50.48</dc:date>
    <meta:document-statistic meta:table-count="0" meta:image-count="0" meta:object-count="0" meta:page-count="2" meta:paragraph-count="32" meta:word-count="119" meta:character-count="706"/>
    <meta:user-defined meta:name="Info 1"/>
    <meta:user-defined meta:name="Info 2"/>
    <meta:user-defined meta:name="Info 3"/>
    <meta:user-defined meta:name="Info 4"/>
  </office:meta>
</office:document-meta>
</file>